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pletDefinitionFeatures.getAttributeValue( CopletDefinition data , String key , Object defaultValu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CopletDefinitionFeatures.isSizable( CopletDefinition 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pletDefinitionFeatures.handlesSizing( CopletDefinition 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pletDefinitionFeatures.setMandatory( CopletDefinition data , boolean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pletDefinitionFeatures.isMandatory( CopletDefinition 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pletDefinitionFeatures.setSizable( CopletDefinition data , boolean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pletDefinitionFeatures.supportsFullScreenMode( CopletDefinition 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